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fo:font-weight="bold" officeooo:rsid="0018a8e6" officeooo:paragraph-rsid="0018a8e6"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fo:font-weight="bold" officeooo:rsid="0018a8e6" officeooo:paragraph-rsid="001999ee"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Times New Roman" fo:font-size="12pt" fo:font-weight="normal" officeooo:rsid="001a183e" officeooo:paragraph-rsid="001a183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1999ee" officeooo:paragraph-rsid="001999ee"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1999ee" officeooo:paragraph-rsid="001999ee"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bold" officeooo:rsid="0018a8e6" officeooo:paragraph-rsid="0018a8e6"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6pt" fo:font-weight="bold" officeooo:rsid="001a183e" officeooo:paragraph-rsid="001a183e"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fo:font-size="16pt" fo:font-weight="bold" officeooo:rsid="001fc40f" officeooo:paragraph-rsid="001fc40f"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Times New Roman" fo:font-size="16pt" fo:font-weight="bold" officeooo:rsid="001999ee" officeooo:paragraph-rsid="001999ee" style:font-size-asian="14pt" style:font-weight-asian="bold" style:font-size-complex="16pt" style:font-weight-complex="bold"/>
    </style:style>
    <style:style style:name="P10" style:family="paragraph" style:parent-style-name="Standard">
      <style:paragraph-properties fo:text-align="start" style:justify-single-word="false"/>
      <style:text-properties style:font-name="Segoe UI" fo:font-size="12pt" fo:font-weight="normal" officeooo:rsid="001be223" officeooo:paragraph-rsid="001be223" style:font-size-asian="10.5pt" style:font-weight-asian="normal" style:font-size-complex="12pt" style:font-weight-complex="normal"/>
    </style:style>
    <style:style style:name="P11" style:family="paragraph" style:parent-style-name="Standard">
      <style:paragraph-properties fo:text-align="start" style:justify-single-word="false" text:number-lines="true" text:line-number="0" style:writing-mode="page"/>
      <style:text-properties style:font-name="Consolas" fo:font-size="11pt" fo:font-weight="normal" officeooo:rsid="001be223" officeooo:paragraph-rsid="001be223" style:font-size-asian="11pt" style:font-weight-asian="normal" style:font-size-complex="11pt" style:font-weight-complex="normal"/>
    </style:style>
    <style:style style:name="P12" style:family="paragraph" style:parent-style-name="Standard">
      <style:paragraph-properties fo:text-align="start" style:justify-single-word="false" text:number-lines="true" text:line-number="0" style:writing-mode="page"/>
      <style:text-properties style:font-name="Consolas" fo:font-size="11pt" fo:font-weight="normal" officeooo:rsid="001be223" officeooo:paragraph-rsid="001a183e" style:font-size-asian="11pt" style:font-weight-asian="normal" style:font-size-complex="11pt" style:font-weight-complex="normal"/>
    </style:style>
    <style:style style:name="P13" style:family="paragraph" style:parent-style-name="Standard">
      <style:paragraph-properties fo:text-align="start" style:justify-single-word="false" text:number-lines="true" text:line-number="0" style:writing-mode="page"/>
      <style:text-properties style:font-name="Consolas" fo:font-size="11pt" fo:font-weight="normal" officeooo:rsid="001a183e" officeooo:paragraph-rsid="001be223" style:font-size-asian="11pt" style:font-weight-asian="normal" style:font-size-complex="11pt" style:font-weight-complex="normal"/>
    </style:style>
    <style:style style:name="P14" style:family="paragraph" style:parent-style-name="Header">
      <style:paragraph-properties fo:text-align="start" style:justify-single-word="false"/>
      <style:text-properties officeooo:rsid="0023d273" officeooo:paragraph-rsid="002549d9"/>
    </style:style>
    <style:style style:name="P15" style:family="paragraph" style:parent-style-name="Header">
      <style:paragraph-properties fo:text-align="start" style:justify-single-word="false"/>
      <style:text-properties fo:font-size="11pt" fo:font-style="italic" officeooo:rsid="0023d273" officeooo:paragraph-rsid="002549d9" style:font-size-asian="11pt" style:font-style-asian="italic" style:font-size-complex="11pt" style:font-style-complex="italic"/>
    </style:style>
    <style:style style:name="P16"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8a8e6" officeooo:paragraph-rsid="0018a8e6" style:font-size-asian="18pt" style:font-weight-asian="bold" style:font-size-complex="18pt" style:font-weight-complex="bold"/>
    </style:style>
    <style:style style:name="P17" style:family="paragraph" style:parent-style-name="Standard">
      <style:paragraph-properties fo:text-align="center" style:justify-single-word="false"/>
      <style:text-properties style:font-name="Times New Roman" fo:font-size="18pt" fo:font-weight="bold" officeooo:rsid="0018a8e6" officeooo:paragraph-rsid="0018a8e6" style:font-size-asian="18pt" style:font-weight-asian="bold" style:font-size-complex="18pt" style:font-weight-complex="bold"/>
    </style:style>
    <style:style style:name="T1" style:family="text">
      <style:text-properties fo:color="#800000" fo:font-weight="bold" style:font-weight-asian="bold" style:font-weight-complex="bold"/>
    </style:style>
    <style:style style:name="T2" style:family="text">
      <style:text-properties fo:color="#3333ff" style:text-underline-style="none"/>
    </style:style>
    <style:style style:name="T3" style:family="text">
      <style:text-properties fo:color="#3333ff" style:text-underline-style="none" fo:font-weight="bold" style:font-weight-asian="bold" style:font-weight-complex="bold"/>
    </style:style>
    <style:style style:name="T4" style:family="text">
      <style:text-properties fo:color="#3333ff" fo:font-weight="bold" style:font-weight-asian="bold" style:font-weight-complex="bold"/>
    </style:style>
    <style:style style:name="T5" style:family="text">
      <style:text-properties fo:color="#801900" fo:font-weight="bold" style:font-weight-asian="bold" style:font-weight-complex="bold"/>
    </style:style>
    <style:style style:name="T6" style:family="text">
      <style:text-properties fo:color="#000000"/>
    </style:style>
    <style:style style:name="T7" style:family="text">
      <style:text-properties fo:color="#000000" fo:font-style="normal" style:font-style-asian="normal" style:font-style-complex="normal"/>
    </style:style>
    <style:style style:name="T8" style:family="text">
      <style:text-properties fo:color="#000000" style:text-underline-style="none"/>
    </style:style>
    <style:style style:name="T9" style:family="text">
      <style:text-properties officeooo:rsid="001be223"/>
    </style:style>
    <style:style style:name="T10" style:family="text">
      <style:text-properties officeooo:rsid="001c17c7"/>
    </style:style>
    <style:style style:name="T11" style:family="text">
      <style:text-properties fo:color="#3465a4"/>
    </style:style>
    <style:style style:name="T12" style:family="text">
      <style:text-properties fo:color="#f57900"/>
    </style:style>
    <style:style style:name="T13" style:family="text">
      <style:text-properties fo:color="#f57900" officeooo:rsid="001f5d15"/>
    </style:style>
    <style:style style:name="T14" style:family="text">
      <style:text-properties fo:color="#f57900" officeooo:rsid="001c17c7"/>
    </style:style>
    <style:style style:name="T15" style:family="text">
      <style:text-properties fo:color="#f57900" officeooo:rsid="001be223"/>
    </style:style>
    <style:style style:name="T16" style:family="text">
      <style:text-properties fo:font-style="italic" style:font-style-asian="italic" style:font-style-complex="italic"/>
    </style:style>
    <style:style style:name="T17" style:family="text">
      <style:text-properties fo:font-style="italic" officeooo:rsid="0022ad6b" style:font-style-asian="italic" style:font-style-complex="italic"/>
    </style:style>
    <style:style style:name="T18" style:family="text">
      <style:text-properties fo:font-style="italic" officeooo:rsid="00214a5c" style:font-style-asian="italic" style:font-style-complex="italic"/>
    </style:style>
    <style:style style:name="T19" style:family="text">
      <style:text-properties fo:font-size="10.5pt" fo:font-style="italic" officeooo:rsid="0022ad6b" style:font-size-asian="10.5pt" style:font-style-asian="italic" style:font-size-complex="10.5pt" style:font-style-complex="italic"/>
    </style:style>
    <style:style style:name="T20" style:family="text">
      <style:text-properties fo:font-size="10.5pt" fo:font-style="italic" officeooo:rsid="0023d273" style:font-size-asian="10.5pt" style:font-style-asian="italic" style:font-size-complex="10.5pt" style:font-style-complex="italic"/>
    </style:style>
    <style:style style:name="T21" style:family="text">
      <style:text-properties fo:font-size="10.5pt" fo:font-style="italic" fo:font-weight="bold" officeooo:rsid="0022ad6b" style:font-size-asian="10.5pt" style:font-style-asian="italic" style:font-weight-asian="bold" style:font-size-complex="10.5pt" style:font-style-complex="italic" style:font-weight-complex="bold"/>
    </style:style>
    <style:style style:name="T22" style:family="text">
      <style:text-properties officeooo:rsid="002549d9"/>
    </style:style>
    <style:style style:name="T23" style:family="text">
      <style:text-properties fo:font-size="11pt" officeooo:rsid="002549d9"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size="11pt" fo:font-style="italic" officeooo:rsid="002549d9" style:font-size-asian="11pt" style:font-style-asian="italic" style:font-size-complex="11pt" style:font-style-complex="italic"/>
    </style:style>
    <style:style style:name="T26" style:family="text">
      <style:text-properties style:text-underline-style="solid" style:text-underline-width="auto" style:text-underline-color="font-color"/>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text:span text:style-name="T26">Bubble Sort</text:span></text:p>
      <text:p text:style-name="P1"/>
      <text:p text:style-name="P1"/>
      <text:p text:style-name="P9">Prinzip</text:p>
      <text:p text:style-name="P2"/>
      <text:p text:style-name="P3">Der Algorithmus durchläuft die gegebene Liste und vergleicht das aktuelle Element mit dem nachfolgenden. Wenn das nachfolgende Element größer ist werden die beiden getauscht. Wenn nicht geht er ein Element weiter.</text:p>
      <text:p text:style-name="P2"/>
      <text:p text:style-name="P7">Beispiel</text:p>
      <text:p text:style-name="P7"/>
      <text:p text:style-name="P5"><text:span text:style-name="T6">[</text:span><text:span text:style-name="T1">55</text:span><text:span text:style-name="T7">,</text:span> <text:span text:style-name="T1">07</text:span><text:span text:style-name="T6">,</text:span> 78<text:span text:style-name="T6">,</text:span> 12<text:span text:style-name="T6">,</text:span> 42] <text:s text:c="2"/>1. Durchlauf<text:tab/><text:tab/><text:tab/><text:tab/><text:span text:style-name="T18">55 &gt; 07 → Zahlen werden getauscht</text:span></text:p>
      <text:p text:style-name="P4">[07<text:span text:style-name="T6">,</text:span> <text:span text:style-name="T3">55</text:span><text:span text:style-name="T8">,</text:span><text:span text:style-name="T2"> </text:span><text:span text:style-name="T3">78</text:span><text:span text:style-name="T8">,</text:span> 12<text:span text:style-name="T6">,</text:span> 42]<text:tab/><text:tab/><text:tab/><text:tab/><text:tab/><text:tab/><text:span text:style-name="T18">55 &lt; 78 → Nächstes Element</text:span></text:p>
      <text:p text:style-name="P4">[07<text:span text:style-name="T6">,</text:span> 55<text:span text:style-name="T6">,</text:span> <text:span text:style-name="T1">78</text:span><text:span text:style-name="T6">,</text:span> <text:span text:style-name="T5">12</text:span><text:span text:style-name="T6">,</text:span> 42]<text:tab/><text:tab/><text:tab/><text:tab/><text:tab/><text:tab/><text:span text:style-name="T17">78 &gt; 12 → Zahlen werden getauscht</text:span></text:p>
      <text:p text:style-name="P4">[07<text:span text:style-name="T6">,</text:span> 55<text:span text:style-name="T6">,</text:span> 12<text:span text:style-name="T6">,</text:span> <text:span text:style-name="T5">78</text:span><text:span text:style-name="T6">,</text:span><text:span text:style-name="T5"> 42</text:span><text:span text:style-name="T6">] </text:span><text:s text:c="2"/>Letzter Vergleich<text:tab/><text:tab/><text:tab/><text:tab/><text:tab/><draw:frame draw:style-name="fr1" draw:name="Object1" text:anchor-type="as-char" svg:y="-0.309cm" svg:width="0.45cm" svg:height="0.37cm" draw:z-index="0"><draw:object xlink:href="./Object 1" xlink:type="simple" xlink:show="embed" xlink:actuate="onLoad"/><draw:image xlink:href="./ObjectReplacements/Object 1" xlink:type="simple" xlink:show="embed" xlink:actuate="onLoad"/></draw:frame></text:p>
      <text:p text:style-name="P4"><text:span text:style-name="T6">[</text:span><text:span text:style-name="T4">07</text:span><text:span text:style-name="T6">,</text:span><text:span text:style-name="T4"> 55</text:span><text:span text:style-name="T6">,</text:span> 12<text:span text:style-name="T6">,</text:span> 42<text:span text:style-name="T6">,</text:span> 78] <text:s text:c="2"/>2. Durchlauf<text:tab/><text:tab/><text:tab/><text:tab/><text:tab/><text:tab/></text:p>
      <text:p text:style-name="P4">[07<text:span text:style-name="T6">,</text:span> <text:span text:style-name="T5">55</text:span><text:span text:style-name="T6">,</text:span><text:span text:style-name="T5"> 12</text:span><text:span text:style-name="T6">,</text:span> 42<text:span text:style-name="T6">,</text:span> 78]<text:tab/><text:tab/><text:tab/><text:tab/><text:tab/><text:tab/><text:tab/><text:tab/></text:p>
      <text:p text:style-name="P4">[07<text:span text:style-name="T6">,</text:span> 12<text:span text:style-name="T6">,</text:span> <text:span text:style-name="T5">55</text:span><text:span text:style-name="T6">,</text:span><text:span text:style-name="T5"> 42</text:span><text:span text:style-name="T6">,</text:span> 78] <text:s text:c="2"/>Letzter Vergleich <text:span text:style-name="T19">(Das letzte Element ist sicher das größte deshalb </text:span><text:span text:style-name="T20">Letzter Vergleich</text:span><text:span text:style-name="T21">)</text:span></text:p>
      <text:p text:style-name="P4"><text:span text:style-name="T6">[</text:span><text:span text:style-name="T4">07</text:span><text:span text:style-name="T6">,</text:span><text:span text:style-name="T4"> 12</text:span><text:span text:style-name="T6">,</text:span> 42<text:span text:style-name="T6">,</text:span> 55<text:span text:style-name="T6">,</text:span> 78] <text:s text:c="2"/>3. Durchlauf</text:p>
      <text:p text:style-name="P4">[07<text:span text:style-name="T6">,</text:span> <text:span text:style-name="T4">12</text:span><text:span text:style-name="T6">,</text:span><text:span text:style-name="T4"> 42</text:span><text:span text:style-name="T6">,</text:span> 55<text:span text:style-name="T6">,</text:span> 78] <text:s text:c="2"/>Letzter Vergleich</text:p>
      <text:p text:style-name="P4"><text:span text:style-name="T6">[</text:span><text:span text:style-name="T4">07</text:span><text:span text:style-name="T6">,</text:span><text:span text:style-name="T4"> 12</text:span><text:span text:style-name="T6">,</text:span> 42<text:span text:style-name="T6">,</text:span> 55<text:span text:style-name="T6">,</text:span> 78] <text:s text:c="2"/>4. Durchlauf + Letzter Vergleich</text:p>
      <text:p text:style-name="P4">[07<text:span text:style-name="T6">,</text:span> 12<text:span text:style-name="T6">,</text:span> 42<text:span text:style-name="T6">,</text:span> 55<text:span text:style-name="T6">,</text:span> 78] <text:s text:c="2"/>Fertig sortiert.</text:p>
      <text:p text:style-name="P6"/>
      <text:p text:style-name="P6"/>
      <text:p text:style-name="P8">Pseudocode</text:p>
      <text:p text:style-name="P10"/>
      <text:p text:style-name="P11"><text:span text:style-name="T13">j</text:span> = 0</text:p>
      <text:p text:style-name="P11"><text:span text:style-name="T11">Wiederhole</text:span> <text:span text:style-name="T11">solange</text:span> <text:span text:style-name="T11">bis</text:span> <text:span text:style-name="T12">j</text:span> = Länge der Liste</text:p>
      <text:p text:style-name="P13"><text:span text:style-name="T10"><text:tab/></text:span><text:span text:style-name="T14">i</text:span><text:span text:style-name="T10"> = 0</text:span><text:tab/><text:tab/></text:p>
      <text:p text:style-name="P12"><text:tab/><text:span text:style-name="T11">Wiederhole</text:span> <text:span text:style-name="T11">solange</text:span> <text:span text:style-name="T11">bis</text:span> <text:span text:style-name="T12">i</text:span> = Länge der Liste - 1 - <text:span text:style-name="T12">j</text:span></text:p>
      <text:p text:style-name="P12"><text:tab/><text:tab/><text:span text:style-name="T11">Wenn</text:span> liste[<text:span text:style-name="T12">i</text:span>] &gt; liste[<text:span text:style-name="T12">i</text:span>+1] </text:p>
      <text:p text:style-name="P12"><text:tab/><text:tab/><text:tab/>tausche Elemente <text:span text:style-name="T12">i</text:span> und <text:span text:style-name="T12">i</text:span>+1</text:p>
      <text:p text:style-name="P13"><text:span text:style-name="T9"><text:tab/><text:tab/></text:span><text:span text:style-name="T15">i</text:span><text:span text:style-name="T9">+=1</text:span><text:tab/><text:tab/></text:p>
      <text:p text:style-name="P11"><text:span text:style-name="T10"><text:tab/></text:span><text:span text:style-name="T14">j</text:span>+=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start" style:justify-single-word="false"/>
      <style:text-properties fo:font-size="11pt" fo:font-style="italic" officeooo:rsid="0023d273" officeooo:paragraph-rsid="002549d9" style:font-size-asian="11pt" style:font-style-asian="italic" style:font-size-complex="11pt" style:font-style-complex="italic"/>
    </style:style>
    <style:style style:name="MP2" style:family="paragraph" style:parent-style-name="Header">
      <style:paragraph-properties fo:text-align="start" style:justify-single-word="false"/>
      <style:text-properties officeooo:rsid="0023d273" officeooo:paragraph-rsid="002549d9"/>
    </style:style>
    <style:style style:name="MT1" style:family="text">
      <style:text-properties officeooo:rsid="002549d9"/>
    </style:style>
    <style:style style:name="MT2" style:family="text">
      <style:text-properties fo:font-size="11pt" fo:font-style="italic" officeooo:rsid="002549d9" style:font-size-asian="11pt" style:font-style-asian="italic" style:font-size-complex="11pt" style:font-style-complex="italic"/>
    </style:style>
    <style:style style:name="MT3" style:family="text">
      <style:text-properties fo:font-size="11pt" fo:font-style="italic"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Kurs: MSS 11 INF LK</text:span></text:p>
        <text:p text:style-name="MP1"><text:span text:style-name="MT1">Lehrer: Hr. Jessl</text:span></text:p>
        <text:p text:style-name="MP2"><text:span text:style-name="MT2">Referenten: Nils Malina und Moritz Vogel</text:span><text:tab/><text:tab/><text:span text:style-name="MT3"><text:date style:data-style-name="N76" text:date-value="2018-02-23T15:10:30.576999904" text:fixed="true">23. Februar 2018</text: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2:46:39.989000000</meta:creation-date>
    <dc:date>2018-02-23T15:15:27.776000000</dc:date>
    <meta:editing-duration>PT1H44S</meta:editing-duration>
    <meta:editing-cycles>10</meta:editing-cycles>
    <meta:generator>LibreOffice/5.4.4.2$Windows_X86_64 LibreOffice_project/2524958677847fb3bb44820e40380acbe820f960</meta:generator>
    <dc:creator>Moritz Vogel</dc:creator>
    <meta:document-statistic meta:table-count="0" meta:image-count="0" meta:object-count="1" meta:page-count="1" meta:paragraph-count="27" meta:word-count="194" meta:character-count="1095" meta:non-whitespace-character-count="864"/>
  </office:meta>
</office:document-meta>
</file>

<file path=Object 1/content.xml><?xml version="1.0" encoding="utf-8"?>
<math xmlns="http://www.w3.org/1998/Math/MathML" display="block">
  <semantics>
    <mo stretchy="false">⋮</mo>
    <annotation encoding="StarMath 5.0">dotsvert</annotation>
  </semantics>
</math>
</file>